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ourse</text:p>
          </table:table-cell>
          <table:table-cell office:value-type="string">
            <text:p>Lecturer</text:p>
          </table:table-cell>
          <table:table-cell office:value-type="string">
            <text:p>Number_of_lectures</text:p>
          </table:table-cell>
          <table:table-cell office:value-type="string">
            <text:p>Minimum_working_days</text:p>
          </table:table-cell>
          <table:table-cell office:value-type="string">
            <text:p>Number_of_students</text:p>
          </table:table-cell>
        </table:table-row>
        <table:table-row table:style-name="ro1">
          <table:table-cell office:value-type="string">
            <text:p>C0000</text:p>
          </table:table-cell>
          <table:table-cell office:value-type="string">
            <text:p>L0000</text:p>
          </table:table-cell>
          <table:table-cell table:number-columns-repeated="2" office:value-type="float" office:value="3">
            <text:p>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0001</text:p>
          </table:table-cell>
          <table:table-cell office:value-type="string">
            <text:p>L0001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C0002</text:p>
          </table:table-cell>
          <table:table-cell office:value-type="string">
            <text:p>L0002</text:p>
          </table:table-cell>
          <table:table-cell table:number-columns-repeated="2" office:value-type="float" office:value="3">
            <text:p>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C0003</text:p>
          </table:table-cell>
          <table:table-cell office:value-type="string">
            <text:p>L0002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0004</text:p>
          </table:table-cell>
          <table:table-cell office:value-type="string">
            <text:p>L0003</text:p>
          </table:table-cell>
          <table:table-cell table:number-columns-repeated="2" office:value-type="float" office:value="3">
            <text:p>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C0005</text:p>
          </table:table-cell>
          <table:table-cell office:value-type="string">
            <text:p>L0004</text:p>
          </table:table-cell>
          <table:table-cell table:number-columns-repeated="2" office:value-type="float" office:value="3">
            <text:p>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C0006</text:p>
          </table:table-cell>
          <table:table-cell office:value-type="string">
            <text:p>L0005</text:p>
          </table:table-cell>
          <table:table-cell table:number-columns-repeated="2" office:value-type="float" office:value="3">
            <text:p>3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string">
            <text:p>C0007</text:p>
          </table:table-cell>
          <table:table-cell office:value-type="string">
            <text:p>L0006</text:p>
          </table:table-cell>
          <table:table-cell table:number-columns-repeated="2"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C0008</text:p>
          </table:table-cell>
          <table:table-cell office:value-type="string">
            <text:p>L0007</text:p>
          </table:table-cell>
          <table:table-cell table:number-columns-repeated="2"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C0009</text:p>
          </table:table-cell>
          <table:table-cell office:value-type="string">
            <text:p>L0008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0010</text:p>
          </table:table-cell>
          <table:table-cell office:value-type="string">
            <text:p>L0009</text:p>
          </table:table-cell>
          <table:table-cell table:number-columns-repeated="2" office:value-type="float" office:value="3">
            <text:p>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0011</text:p>
          </table:table-cell>
          <table:table-cell office:value-type="string">
            <text:p>L0010</text:p>
          </table:table-cell>
          <table:table-cell table:number-columns-repeated="2" office:value-type="float" office:value="3">
            <text:p>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C0012</text:p>
          </table:table-cell>
          <table:table-cell office:value-type="string">
            <text:p>L0011</text:p>
          </table:table-cell>
          <table:table-cell table:number-columns-repeated="2" office:value-type="float" office:value="3">
            <text:p>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C0013</text:p>
          </table:table-cell>
          <table:table-cell office:value-type="string">
            <text:p>L0012</text:p>
          </table:table-cell>
          <table:table-cell table:number-columns-repeated="2" office:value-type="float" office:value="3">
            <text:p>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0014</text:p>
          </table:table-cell>
          <table:table-cell office:value-type="string">
            <text:p>L0013</text:p>
          </table:table-cell>
          <table:table-cell table:number-columns-repeated="2" office:value-type="float" office:value="3">
            <text:p>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0015</text:p>
          </table:table-cell>
          <table:table-cell office:value-type="string">
            <text:p>L0014</text:p>
          </table:table-cell>
          <table:table-cell table:number-columns-repeated="2" office:value-type="float" office:value="3">
            <text:p>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C0016</text:p>
          </table:table-cell>
          <table:table-cell office:value-type="string">
            <text:p>L0005</text:p>
          </table:table-cell>
          <table:table-cell table:number-columns-repeated="2" office:value-type="float" office:value="3">
            <text:p>3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C0017</text:p>
          </table:table-cell>
          <table:table-cell office:value-type="string">
            <text:p>L0015</text:p>
          </table:table-cell>
          <table:table-cell table:number-columns-repeated="2" office:value-type="float" office:value="3">
            <text:p>3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C0018</text:p>
          </table:table-cell>
          <table:table-cell office:value-type="string">
            <text:p>L00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C0019</text:p>
          </table:table-cell>
          <table:table-cell office:value-type="string">
            <text:p>L0017</text:p>
          </table:table-cell>
          <table:table-cell table:number-columns-repeated="2" office:value-type="float" office:value="3">
            <text:p>3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C0020</text:p>
          </table:table-cell>
          <table:table-cell office:value-type="string">
            <text:p>L0018</text:p>
          </table:table-cell>
          <table:table-cell table:number-columns-repeated="2" office:value-type="float" office:value="3">
            <text:p>3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C0021</text:p>
          </table:table-cell>
          <table:table-cell office:value-type="string">
            <text:p>L00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C0022</text:p>
          </table:table-cell>
          <table:table-cell office:value-type="string">
            <text:p>L00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C0023</text:p>
          </table:table-cell>
          <table:table-cell office:value-type="string">
            <text:p>L0021</text:p>
          </table:table-cell>
          <table:table-cell table:number-columns-repeated="2" office:value-type="float" office:value="3">
            <text:p>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C0024</text:p>
          </table:table-cell>
          <table:table-cell office:value-type="string">
            <text:p>L0022</text:p>
          </table:table-cell>
          <table:table-cell table:number-columns-repeated="2" office:value-type="float" office:value="3">
            <text:p>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C0025</text:p>
          </table:table-cell>
          <table:table-cell office:value-type="string">
            <text:p>L0023</text:p>
          </table:table-cell>
          <table:table-cell table:number-columns-repeated="2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C0026</text:p>
          </table:table-cell>
          <table:table-cell office:value-type="string">
            <text:p>L0024</text:p>
          </table:table-cell>
          <table:table-cell table:number-columns-repeated="2" office:value-type="float" office:value="3">
            <text:p>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C0027</text:p>
          </table:table-cell>
          <table:table-cell office:value-type="string">
            <text:p>L0009</text:p>
          </table:table-cell>
          <table:table-cell table:number-columns-repeated="2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C0028</text:p>
          </table:table-cell>
          <table:table-cell office:value-type="string">
            <text:p>L0025</text:p>
          </table:table-cell>
          <table:table-cell table:number-columns-repeated="2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C0029</text:p>
          </table:table-cell>
          <table:table-cell office:value-type="string">
            <text:p>L0026</text:p>
          </table:table-cell>
          <table:table-cell table:number-columns-repeated="2" office:value-type="float" office:value="3">
            <text:p>3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C0030</text:p>
          </table:table-cell>
          <table:table-cell office:value-type="string">
            <text:p>L0001</text:p>
          </table:table-cell>
          <table:table-cell table:number-columns-repeated="2" office:value-type="float" office:value="3">
            <text:p>3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C0031</text:p>
          </table:table-cell>
          <table:table-cell office:value-type="string">
            <text:p>L0027</text:p>
          </table:table-cell>
          <table:table-cell table:number-columns-repeated="2" office:value-type="float" office:value="3">
            <text:p>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C0032</text:p>
          </table:table-cell>
          <table:table-cell office:value-type="string">
            <text:p>L0028</text:p>
          </table:table-cell>
          <table:table-cell table:number-columns-repeated="2" office:value-type="float" office:value="3">
            <text:p>3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C0033</text:p>
          </table:table-cell>
          <table:table-cell office:value-type="string">
            <text:p>L0029</text:p>
          </table:table-cell>
          <table:table-cell table:number-columns-repeated="2" office:value-type="float" office:value="3">
            <text:p>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C0034</text:p>
          </table:table-cell>
          <table:table-cell office:value-type="string">
            <text:p>L0030</text:p>
          </table:table-cell>
          <table:table-cell table:number-columns-repeated="2" office:value-type="float" office:value="3">
            <text:p>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C0035</text:p>
          </table:table-cell>
          <table:table-cell office:value-type="string">
            <text:p>L0031</text:p>
          </table:table-cell>
          <table:table-cell table:number-columns-repeated="2"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0036</text:p>
          </table:table-cell>
          <table:table-cell office:value-type="string">
            <text:p>L0032</text:p>
          </table:table-cell>
          <table:table-cell table:number-columns-repeated="2" office:value-type="float" office:value="3">
            <text:p>3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C0037</text:p>
          </table:table-cell>
          <table:table-cell office:value-type="string">
            <text:p>L0033</text:p>
          </table:table-cell>
          <table:table-cell table:number-columns-repeated="2" office:value-type="float" office:value="3">
            <text:p>3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C0038</text:p>
          </table:table-cell>
          <table:table-cell office:value-type="string">
            <text:p>L0034</text:p>
          </table:table-cell>
          <table:table-cell table:number-columns-repeated="2" office:value-type="float" office:value="3">
            <text:p>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0039</text:p>
          </table:table-cell>
          <table:table-cell office:value-type="string">
            <text:p>L0030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0040</text:p>
          </table:table-cell>
          <table:table-cell office:value-type="string">
            <text:p>L0035</text:p>
          </table:table-cell>
          <table:table-cell table:number-columns-repeated="2"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0041</text:p>
          </table:table-cell>
          <table:table-cell office:value-type="string">
            <text:p>L0036</text:p>
          </table:table-cell>
          <table:table-cell table:number-columns-repeated="2" office:value-type="float" office:value="3">
            <text:p>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C0042</text:p>
          </table:table-cell>
          <table:table-cell office:value-type="string">
            <text:p>L0036</text:p>
          </table:table-cell>
          <table:table-cell table:number-columns-repeated="2" office:value-type="float" office:value="3">
            <text:p>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0043</text:p>
          </table:table-cell>
          <table:table-cell office:value-type="string">
            <text:p>L0037</text:p>
          </table:table-cell>
          <table:table-cell table:number-columns-repeated="2"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C0044</text:p>
          </table:table-cell>
          <table:table-cell office:value-type="string">
            <text:p>L0038</text:p>
          </table:table-cell>
          <table:table-cell table:number-columns-repeated="2" office:value-type="float" office:value="3">
            <text:p>3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C0045</text:p>
          </table:table-cell>
          <table:table-cell office:value-type="string">
            <text:p>L0039</text:p>
          </table:table-cell>
          <table:table-cell table:number-columns-repeated="2"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C0046</text:p>
          </table:table-cell>
          <table:table-cell office:value-type="string">
            <text:p>L0040</text:p>
          </table:table-cell>
          <table:table-cell table:number-columns-repeated="2" office:value-type="float" office:value="3">
            <text:p>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C0047</text:p>
          </table:table-cell>
          <table:table-cell office:value-type="string">
            <text:p>L004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0048</text:p>
          </table:table-cell>
          <table:table-cell office:value-type="string">
            <text:p>L0042</text:p>
          </table:table-cell>
          <table:table-cell table:number-columns-repeated="2"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0049</text:p>
          </table:table-cell>
          <table:table-cell office:value-type="string">
            <text:p>L0043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0050</text:p>
          </table:table-cell>
          <table:table-cell office:value-type="string">
            <text:p>L0044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C0051</text:p>
          </table:table-cell>
          <table:table-cell office:value-type="string">
            <text:p>L0045</text:p>
          </table:table-cell>
          <table:table-cell table:number-columns-repeated="2" office:value-type="float" office:value="3">
            <text:p>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C0052</text:p>
          </table:table-cell>
          <table:table-cell office:value-type="string">
            <text:p>L004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C0053</text:p>
          </table:table-cell>
          <table:table-cell office:value-type="string">
            <text:p>L004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0054</text:p>
          </table:table-cell>
          <table:table-cell office:value-type="string">
            <text:p>L0026</text:p>
          </table:table-cell>
          <table:table-cell table:number-columns-repeated="2" office:value-type="float" office:value="3">
            <text:p>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0055</text:p>
          </table:table-cell>
          <table:table-cell office:value-type="string">
            <text:p>L00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C0056</text:p>
          </table:table-cell>
          <table:table-cell office:value-type="string">
            <text:p>L0049</text:p>
          </table:table-cell>
          <table:table-cell table:number-columns-repeated="2" office:value-type="float" office:value="3">
            <text:p>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C0057</text:p>
          </table:table-cell>
          <table:table-cell office:value-type="string">
            <text:p>L0050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C0058</text:p>
          </table:table-cell>
          <table:table-cell office:value-type="string">
            <text:p>L005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0059</text:p>
          </table:table-cell>
          <table:table-cell office:value-type="string">
            <text:p>L005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0060</text:p>
          </table:table-cell>
          <table:table-cell office:value-type="string">
            <text:p>L0052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C0061</text:p>
          </table:table-cell>
          <table:table-cell office:value-type="string">
            <text:p>L0053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0062</text:p>
          </table:table-cell>
          <table:table-cell office:value-type="string">
            <text:p>L005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C0063</text:p>
          </table:table-cell>
          <table:table-cell office:value-type="string">
            <text:p>L0055</text:p>
          </table:table-cell>
          <table:table-cell table:number-columns-repeated="2"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C0064</text:p>
          </table:table-cell>
          <table:table-cell office:value-type="string">
            <text:p>L0056</text:p>
          </table:table-cell>
          <table:table-cell table:number-columns-repeated="2"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C0065</text:p>
          </table:table-cell>
          <table:table-cell office:value-type="string">
            <text:p>L0057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0066</text:p>
          </table:table-cell>
          <table:table-cell office:value-type="string">
            <text:p>L005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0067</text:p>
          </table:table-cell>
          <table:table-cell office:value-type="string">
            <text:p>L005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0068</text:p>
          </table:table-cell>
          <table:table-cell office:value-type="string">
            <text:p>L006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0069</text:p>
          </table:table-cell>
          <table:table-cell office:value-type="string">
            <text:p>L006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0070</text:p>
          </table:table-cell>
          <table:table-cell office:value-type="string">
            <text:p>L006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0071</text:p>
          </table:table-cell>
          <table:table-cell office:value-type="string">
            <text:p>L006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0072</text:p>
          </table:table-cell>
          <table:table-cell office:value-type="string">
            <text:p>L006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0073</text:p>
          </table:table-cell>
          <table:table-cell office:value-type="string">
            <text:p>L0065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0074</text:p>
          </table:table-cell>
          <table:table-cell office:value-type="string">
            <text:p>L0066</text:p>
          </table:table-cell>
          <table:table-cell table:number-columns-repeated="2" office:value-type="float" office:value="3">
            <text:p>3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C0075</text:p>
          </table:table-cell>
          <table:table-cell office:value-type="string">
            <text:p>L0067</text:p>
          </table:table-cell>
          <table:table-cell table:number-columns-repeated="2" office:value-type="float" office:value="3">
            <text:p>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0076</text:p>
          </table:table-cell>
          <table:table-cell office:value-type="string">
            <text:p>L006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0077</text:p>
          </table:table-cell>
          <table:table-cell office:value-type="string">
            <text:p>L003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C0078</text:p>
          </table:table-cell>
          <table:table-cell office:value-type="string">
            <text:p>L006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C0079</text:p>
          </table:table-cell>
          <table:table-cell office:value-type="string">
            <text:p>L007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0080</text:p>
          </table:table-cell>
          <table:table-cell office:value-type="string">
            <text:p>L007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0081</text:p>
          </table:table-cell>
          <table:table-cell office:value-type="string">
            <text:p>L005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C0082</text:p>
          </table:table-cell>
          <table:table-cell office:value-type="string">
            <text:p>L0072</text:p>
          </table:table-cell>
          <table:table-cell table:number-columns-repeated="2" office:value-type="float" office:value="3">
            <text:p>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C0083</text:p>
          </table:table-cell>
          <table:table-cell office:value-type="string">
            <text:p>L007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C0084</text:p>
          </table:table-cell>
          <table:table-cell office:value-type="string">
            <text:p>L0074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0085</text:p>
          </table:table-cell>
          <table:table-cell office:value-type="string">
            <text:p>L007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</table:table-row>
        <table:table-row table:style-name="ro1" table:number-rows-repeated="62">
          <table:table-cell table:number-columns-repeated="5"/>
        </table:table-row>
        <table:table-row table:style-name="ro1">
          <table:table-cell table:number-columns-repeated="2"/>
          <table:table-cell table:formula="of:=AVERAGE([.C2:.C149])" office:value-type="float" office:value="3.76744186046512">
            <text:p>3.7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2:.C149])" office:value-type="float" office:value="324">
            <text:p>324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18/04/2015</text:date>, <text:time>16:4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37S</meta:editing-duration>
    <meta:editing-cycles>4</meta:editing-cycles>
    <meta:generator>OpenOffice/4.0.1$Win32 OpenOffice.org_project/401m5$Build-9714</meta:generator>
    <dc:date>2015-04-18T16:40:57.27</dc:date>
    <dc:creator>adrien haegel</dc:creator>
    <meta:document-statistic meta:table-count="3" meta:cell-count="437" meta:object-count="0"/>
    <meta:user-defined meta:name="Info 1"/>
    <meta:user-defined meta:name="Info 2"/>
    <meta:user-defined meta:name="Info 3"/>
    <meta:user-defined meta:name="Info 4"/>
  </office:meta>
</office:document-meta>
</file>